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c49e" officeooo:paragraph-rsid="001cc4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------------------------------------------------------------------------deploymentJenkins-yaml------------------------------------------------------</text:p>
      <text:p text:style-name="Standard"/>
      <text:p text:style-name="Standard">apiVersion: apps/v1</text:p>
      <text:p text:style-name="Standard">kind: Deployment</text:p>
      <text:p text:style-name="Standard">metadata:</text:p>
      <text:p text:style-name="Standard"><text:s text:c="2"/>name: jenkins</text:p>
      <text:p text:style-name="Standard">spec:</text:p>
      <text:p text:style-name="Standard"><text:s text:c="2"/>replicas: 1</text:p>
      <text:p text:style-name="Standard"><text:s text:c="2"/>selector:</text:p>
      <text:p text:style-name="Standard"><text:s text:c="4"/>matchLabels:</text:p>
      <text:p text:style-name="Standard"><text:s text:c="6"/>app: jenkins</text:p>
      <text:p text:style-name="Standard"><text:s text:c="2"/>template:</text:p>
      <text:p text:style-name="Standard"><text:s text:c="4"/>metadata:</text:p>
      <text:p text:style-name="Standard"><text:s text:c="6"/>labels:</text:p>
      <text:p text:style-name="Standard"><text:s text:c="8"/>app: jenkins</text:p>
      <text:p text:style-name="Standard"><text:s text:c="4"/>spec:</text:p>
      <text:p text:style-name="Standard"><text:s text:c="6"/>containers:</text:p>
      <text:p text:style-name="Standard"><text:s text:c="8"/>-</text:p>
      <text:p text:style-name="Standard"><text:s text:c="10"/>image: "jenkins/jenkins:2.190.2-jdk11"</text:p>
      <text:p text:style-name="Standard"><text:s text:c="10"/>name: jenkins</text:p>
      <text:p text:style-name="Standard"><text:s text:c="10"/>ports:</text:p>
      <text:p text:style-name="Standard"><text:s text:c="12"/>-</text:p>
      <text:p text:style-name="Standard"><text:s text:c="14"/>containerPort: 8080</text:p>
      <text:p text:style-name="Standard"><text:s text:c="10"/>volumeMounts:</text:p>
      <text:p text:style-name="Standard"><text:s text:c="12"/>-</text:p>
      <text:p text:style-name="Standard"><text:s text:c="14"/>mountPath: /var/jenkins_home</text:p>
      <text:p text:style-name="Standard"><text:s text:c="14"/>name: jenkins</text:p>
      <text:p text:style-name="Standard"><text:s text:c="6"/>securityContext:</text:p>
      <text:p text:style-name="Standard"><text:s text:c="8"/>fsGroup: 2000</text:p>
      <text:p text:style-name="Standard"><text:s text:c="6"/>volumes:</text:p>
      <text:p text:style-name="Standard"><text:s text:c="8"/>-</text:p>
      <text:p text:style-name="Standard"><text:s text:c="10"/>name: jenkins</text:p>
      <text:p text:style-name="Standard"><text:s text:c="10"/>persistentVolumeClaim:</text:p>
      <text:p text:style-name="Standard"><text:s text:c="12"/>claimName: jenkins-pv-claim</text:p>
      <text:p text:style-name="Standard"><text:s text:c="12"/></text:p>
      <text:p text:style-name="Standard"><text:s text:c="12"/></text:p>
      <text:p text:style-name="Standard">-------------------------------------------------------------------persistence Volume yaml file --------------------------------------------------------------------------------</text:p>
      <text:p text:style-name="Standard"/>
      <text:p text:style-name="Standard">apiVersion: v1</text:p>
      <text:p text:style-name="Standard">kind: PersistentVolume</text:p>
      <text:p text:style-name="Standard">metadata:</text:p>
      <text:p text:style-name="Standard"><text:s text:c="2"/>name: jenkins-pv-volume</text:p>
      <text:p text:style-name="Standard"><text:s text:c="2"/>labels:</text:p>
      <text:p text:style-name="Standard"><text:s text:c="4"/>type: amazonEBS</text:p>
      <text:p text:style-name="Standard">spec:</text:p>
      <text:p text:style-name="Standard"><text:s text:c="2"/>capacity:</text:p>
      <text:p text:style-name="Standard"><text:s text:c="4"/>storage: 100Gi</text:p>
      <text:p text:style-name="Standard"><text:s text:c="2"/>accessModes:</text:p>
      <text:p text:style-name="Standard"><text:s text:c="4"/>- ReadWriteOnce</text:p>
      <text:p text:style-name="Standard"><text:s text:c="2"/>awsElasticBlockStore:</text:p>
      <text:p text:style-name="Standard"><text:soft-page-break/><text:s text:c="4"/>volumeID: vol-057ffe687bd0b36da</text:p>
      <text:p text:style-name="Standard"><text:s text:c="4"/>fsType: ext4</text:p>
      <text:p text:style-name="Standard"><text:s text:c="4"/></text:p>
      <text:p text:style-name="Standard">------------------------------------------------------------------------------persistence VOlume claim yaml file-------------------------------------------------------------------------</text:p>
      <text:p text:style-name="Standard"/>
      <text:p text:style-name="Standard">apiVersion: v1</text:p>
      <text:p text:style-name="Standard">kind: PersistentVolumeClaim</text:p>
      <text:p text:style-name="Standard">metadata:</text:p>
      <text:p text:style-name="Standard"><text:s text:c="2"/>name: jenkins-pv-claim</text:p>
      <text:p text:style-name="Standard"><text:s text:c="2"/>labels:</text:p>
      <text:p text:style-name="Standard"><text:s text:c="4"/>type: amazonEBS</text:p>
      <text:p text:style-name="Standard">spec:</text:p>
      <text:p text:style-name="Standard"><text:s text:c="2"/>accessModes:</text:p>
      <text:p text:style-name="Standard"><text:s text:c="4"/>- ReadWriteOnce</text:p>
      <text:p text:style-name="Standard"><text:s text:c="2"/>resources:</text:p>
      <text:p text:style-name="Standard"><text:s text:c="4"/>requests:</text:p>
      <text:p text:style-name="Standard"><text:s text:c="6"/>storage: 80Gi</text:p>
      <text:p text:style-name="Standard"><text:s text:c="6"/></text:p>
      <text:p text:style-name="Standard"><text:s text:c="6"/>--------------------------------------------------------------------service yaml-----------------------------------------------------------------------------------</text:p>
      <text:p text:style-name="Standard">ubuntu@ip-172-31-13-61:~/jenkins_Deployment$ cat service-jenkins.yaml</text:p>
      <text:p text:style-name="Standard">apiVersion: v1</text:p>
      <text:p text:style-name="Standard">kind: Service</text:p>
      <text:p text:style-name="Standard">metadata:</text:p>
      <text:p text:style-name="Standard"><text:s text:c="2"/>name: jenkins</text:p>
      <text:p text:style-name="Standard"><text:s text:c="2"/>labels:</text:p>
      <text:p text:style-name="Standard"><text:s text:c="4"/>app: jenkins</text:p>
      <text:p text:style-name="Standard">spec:</text:p>
      <text:p text:style-name="Standard"><text:s text:c="2"/>type: NodePort</text:p>
      <text:p text:style-name="Standard"><text:s text:c="2"/>ports:</text:p>
      <text:p text:style-name="Standard"><text:s text:c="4"/>- name: ui</text:p>
      <text:p text:style-name="Standard"><text:s text:c="6"/>port: 8080</text:p>
      <text:p text:style-name="Standard"><text:s text:c="6"/>targetPort: 8080</text:p>
      <text:p text:style-name="Standard"><text:s text:c="6"/>protocol: TCP</text:p>
      <text:p text:style-name="Standard"><text:s text:c="4"/>- name: slave</text:p>
      <text:p text:style-name="Standard"><text:s text:c="6"/>port: 50000</text:p>
      <text:p text:style-name="Standard"><text:s text:c="6"/>protocol: TCP</text:p>
      <text:p text:style-name="Standard"><text:s text:c="4"/>- name: http</text:p>
      <text:p text:style-name="Standard"><text:s text:c="6"/>port: 80</text:p>
      <text:p text:style-name="Standard"><text:s text:c="6"/>targetPort: 8080</text:p>
      <text:p text:style-name="Standard"><text:s text:c="2"/>selector:</text:p>
      <text:p text:style-name="Standard"><text:s text:c="4"/>app: jenkins</text:p>
      <text:p text:style-name="Standard"><text:s text:c="4"/></text:p>
      <text:p text:style-name="Standard">--------------------------------------------------------------ingress---jenkins-------------------------------------------------------------------------------------------------------</text:p>
      <text:p text:style-name="Standard">apiVersion: networking.k8s.io/v1</text:p>
      <text:p text:style-name="Standard">kind: Ingress</text:p>
      <text:p text:style-name="Standard">metadata:</text:p>
      <text:p text:style-name="Standard"><text:s text:c="2"/>name: simple-ingress</text:p>
      <text:p text:style-name="Standard"><text:s text:c="2"/>annotations:</text:p>
      <text:p text:style-name="Standard"><text:s text:c="4"/>kubernetes.io/ingress.class: alb</text:p>
      <text:p text:style-name="Standard"><text:soft-page-break/><text:s text:c="4"/>alb.ingress.kubernetes.io/scheme: internet-facing</text:p>
      <text:p text:style-name="Standard"><text:s text:c="4"/>alb.ingress.kubernetes.io/target-type: instance</text:p>
      <text:p text:style-name="Standard">spec:</text:p>
      <text:p text:style-name="Standard"><text:s text:c="2"/>rules:</text:p>
      <text:p text:style-name="Standard"><text:s text:c="4"/>- host: foo.noosarp.click</text:p>
      <text:p text:style-name="Standard"><text:s text:c="6"/>http:</text:p>
      <text:p text:style-name="Standard"><text:s text:c="8"/>paths:</text:p>
      <text:p text:style-name="Standard"><text:s text:c="10"/>- path: /</text:p>
      <text:p text:style-name="Standard"><text:s text:c="12"/>pathType: Prefix</text:p>
      <text:p text:style-name="Standard"><text:s text:c="12"/>backend:</text:p>
      <text:p text:style-name="Standard"><text:s text:c="14"/>service:</text:p>
      <text:p text:style-name="Standard"><text:s text:c="16"/>name: jenkins</text:p>
      <text:p text:style-name="Standard"><text:s text:c="16"/>port:</text:p>
      <text:p text:style-name="Standard"><text:s text:c="18"/>number: 80 <text:s text:c="3"/></text:p>
      <text:p text:style-name="Standard">--------------------------------------------------------service accouns yaml---------------------------------------------------------------------------------------------------------------</text:p>
      <text:p text:style-name="Standard"/>
      <text:p text:style-name="Standard">ubuntu@ip-172-31-13-61:~/jenkins_Deployment$ cat sa-jenkins.yaml</text:p>
      <text:p text:style-name="Standard">apiVersion: v1</text:p>
      <text:p text:style-name="Standard">kind: ServiceAccount</text:p>
      <text:p text:style-name="Standard">metadata:</text:p>
      <text:p text:style-name="Standard"><text:s text:c="2"/>name: jenkins</text:p>
      <text:p text:style-name="Standard">---</text:p>
      <text:p text:style-name="Standard">apiVersion: rbac.authorization.k8s.io/v1</text:p>
      <text:p text:style-name="Standard">kind: ClusterRole</text:p>
      <text:p text:style-name="Standard">metadata:</text:p>
      <text:p text:style-name="Standard"><text:s text:c="2"/>annotations:</text:p>
      <text:p text:style-name="Standard"><text:s text:c="4"/>rbac.authorization.kubernetes.io/autoupdate: "true"</text:p>
      <text:p text:style-name="Standard"><text:s text:c="2"/>labels:</text:p>
      <text:p text:style-name="Standard"><text:s text:c="4"/>kubernetes.io/bootstrapping: rbac-defaults</text:p>
      <text:p text:style-name="Standard"><text:s text:c="2"/>name: jenkins</text:p>
      <text:p text:style-name="Standard">rules:</text:p>
      <text:p text:style-name="Standard">- apiGroups:</text:p>
      <text:p text:style-name="Standard"><text:s text:c="2"/>- '*'</text:p>
      <text:p text:style-name="Standard"><text:s text:c="2"/>resources:</text:p>
      <text:p text:style-name="Standard"><text:s text:c="2"/>- statefulsets</text:p>
      <text:p text:style-name="Standard"><text:s text:c="2"/>- services</text:p>
      <text:p text:style-name="Standard"><text:s text:c="2"/>- replicationcontrollers</text:p>
      <text:p text:style-name="Standard"><text:s text:c="2"/>- replicasets</text:p>
      <text:p text:style-name="Standard"><text:s text:c="2"/>- podtemplates</text:p>
      <text:p text:style-name="Standard"><text:s text:c="2"/>- podsecuritypolicies</text:p>
      <text:p text:style-name="Standard"><text:s text:c="2"/>- pods</text:p>
      <text:p text:style-name="Standard"><text:s text:c="2"/>- pods/log</text:p>
      <text:p text:style-name="Standard"><text:s text:c="2"/>- pods/exec</text:p>
      <text:p text:style-name="Standard"><text:s text:c="2"/>- podpreset</text:p>
      <text:p text:style-name="Standard"><text:s text:c="2"/>- poddisruptionbudget</text:p>
      <text:p text:style-name="Standard"><text:s text:c="2"/>- persistentvolumes</text:p>
      <text:p text:style-name="Standard"><text:s text:c="2"/>- persistentvolumeclaims</text:p>
      <text:p text:style-name="Standard"><text:s text:c="2"/>- jobs</text:p>
      <text:p text:style-name="Standard"><text:s text:c="2"/>- endpoints</text:p>
      <text:p text:style-name="Standard"><text:s text:c="2"/>- deployments</text:p>
      <text:p text:style-name="Standard"><text:s text:c="2"/>- deployments/scale</text:p>
      <text:p text:style-name="Standard"><text:soft-page-break/><text:s text:c="2"/>- daemonsets</text:p>
      <text:p text:style-name="Standard"><text:s text:c="2"/>- cronjobs</text:p>
      <text:p text:style-name="Standard"><text:s text:c="2"/>- configmaps</text:p>
      <text:p text:style-name="Standard"><text:s text:c="2"/>- namespaces</text:p>
      <text:p text:style-name="Standard"><text:s text:c="2"/>- events</text:p>
      <text:p text:style-name="Standard"><text:s text:c="2"/>- secrets</text:p>
      <text:p text:style-name="Standard"><text:s text:c="2"/>verbs:</text:p>
      <text:p text:style-name="Standard"><text:s text:c="2"/>- create</text:p>
      <text:p text:style-name="Standard"><text:s text:c="2"/>- get</text:p>
      <text:p text:style-name="Standard"><text:s text:c="2"/>- watch</text:p>
      <text:p text:style-name="Standard"><text:s text:c="2"/>- delete</text:p>
      <text:p text:style-name="Standard"><text:s text:c="2"/>- list</text:p>
      <text:p text:style-name="Standard"><text:s text:c="2"/>- patch</text:p>
      <text:p text:style-name="Standard"><text:s text:c="2"/>- update</text:p>
      <text:p text:style-name="Standard">- apiGroups:</text:p>
      <text:p text:style-name="Standard"><text:s text:c="2"/>- ""</text:p>
      <text:p text:style-name="Standard"><text:s text:c="2"/>resources:</text:p>
      <text:p text:style-name="Standard"><text:s text:c="2"/>- nodes</text:p>
      <text:p text:style-name="Standard"><text:s text:c="2"/>verbs:</text:p>
      <text:p text:style-name="Standard"><text:s text:c="2"/>- get</text:p>
      <text:p text:style-name="Standard"><text:s text:c="2"/>- list</text:p>
      <text:p text:style-name="Standard"><text:s text:c="2"/>- watch</text:p>
      <text:p text:style-name="Standard"><text:s text:c="2"/>- update</text:p>
      <text:p text:style-name="Standard">---</text:p>
      <text:p text:style-name="Standard">apiVersion: rbac.authorization.k8s.io/v1</text:p>
      <text:p text:style-name="Standard">kind: ClusterRoleBinding</text:p>
      <text:p text:style-name="Standard">metadata:</text:p>
      <text:p text:style-name="Standard"><text:s text:c="2"/>annotations:</text:p>
      <text:p text:style-name="Standard"><text:s text:c="4"/>rbac.authorization.kubernetes.io/autoupdate: "true"</text:p>
      <text:p text:style-name="Standard"><text:s text:c="2"/>labels:</text:p>
      <text:p text:style-name="Standard"><text:s text:c="4"/>kubernetes.io/bootstrapping: rbac-defaults</text:p>
      <text:p text:style-name="Standard"><text:s text:c="2"/>name: jenkins</text:p>
      <text:p text:style-name="Standard">roleRef:</text:p>
      <text:p text:style-name="Standard"><text:s text:c="2"/>apiGroup: rbac.authorization.k8s.io</text:p>
      <text:p text:style-name="Standard"><text:s text:c="2"/>kind: ClusterRole</text:p>
      <text:p text:style-name="Standard"><text:s text:c="2"/>name: jenkins</text:p>
      <text:p text:style-name="Standard">subjects:</text:p>
      <text:p text:style-name="Standard">- apiGroup: rbac.authorization.k8s.io</text:p>
      <text:p text:style-name="Standard"><text:s text:c="2"/>kind: Group</text:p>
      <text:p text:style-name="Standard"><text:s text:c="2"/>name: system:serviceaccounts:jenkins <text:s text:c="3"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Video followed ------&gt;</text:p>
      <text:p text:style-name="Standard"><text:s/>For cluster set up</text:p>
      <text:p text:style-name="Standard"><text:s/>https://www.youtube.com/watch?v=cB0fCMPIj1Y&amp;list=PLudFIcRiWNWQFy7EGw3kW_9n9woamu8r7&amp;index=3&amp;t=1645s</text:p>
      <text:p text:style-name="Standard"><text:s/></text:p>
      <text:p text:style-name="Standard"><text:s/>For services and alb </text:p>
      <text:p text:style-name="Standard">https://www.youtube.com/watch?v=S8U7A-eGdOs </text:p>
      <text:p text:style-name="Standard"><text:soft-page-break/></text:p>
      <text:p text:style-name="Standard">Alb urls followed</text:p>
      <text:p text:style-name="Standard">https://docs.aws.amazon.com/eks/latest/userguide/aws-load-balancer-controller.html</text:p>
      <text:p text:style-name="Standard">https://docs.aws.amazon.com/eks/latest/userguide/alb-ingress.html</text:p>
      <text:p text:style-name="Standard"/>
      <text:p text:style-name="Standard"/>
      <text:p text:style-name="Standard">Purchased domain noosarp.click</text:p>
      <text:p text:style-name="P1">Followed above video to map noosarp.click to load balancer</text:p>
      <text:p text:style-name="P1"/>
      <text:p text:style-name="P1">Followed install jenkins with yaml file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1T02:03:45.286067163</meta:creation-date>
    <dc:date>2021-06-21T02:07:00.902583407</dc:date>
    <meta:editing-duration>PT3M16S</meta:editing-duration>
    <meta:editing-cycles>1</meta:editing-cycles>
    <meta:document-statistic meta:table-count="0" meta:image-count="0" meta:object-count="0" meta:page-count="5" meta:paragraph-count="203" meta:word-count="359" meta:character-count="4742" meta:non-whitespace-character-count="3915"/>
    <meta:generator>LibreOffice/6.4.7.2$Linux_X86_64 LibreOffice_project/40$Build-2</meta:generator>
  </office:meta>
</office:document-meta>
</file>